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2.164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99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ccffcc"/>
    </style:style>
    <style:style style:name="ce5" style:family="table-cell" style:parent-style-name="Default">
      <style:table-cell-properties fo:background-color="#669933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99ccff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9"/>
        <table:table-column table:style-name="co7" table:default-cell-style-name="Default"/>
        <table:table-column table:style-name="co3" table:default-cell-style-name="Default"/>
        <table:table-column table:style-name="co8" table:default-cell-style-name="ce10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1012" table:default-cell-style-name="Default"/>
        <table:table-row table:style-name="ro1">
          <table:table-cell office:value-type="string">
            <text:p>До 1967 включ.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КЧ-победы</text:p>
          </table:table-cell>
          <table:table-cell office:value-type="string">
            <text:p>КЧ-финал</text:p>
          </table:table-cell>
          <table:table-cell office:value-type="string">
            <text:p>КЧ-1/2</text:p>
          </table:table-cell>
          <table:table-cell office:value-type="string">
            <text:p>КЧ-1/4</text:p>
          </table:table-cell>
          <table:table-cell office:value-type="string">
            <text:p>Др.-победы</text:p>
          </table:table-cell>
          <table:table-cell office:value-type="string">
            <text:p>Др.-финалы</text:p>
          </table:table-cell>
          <table:table-cell office:value-type="string">
            <text:p>Др.-1/2</text:p>
          </table:table-cell>
          <table:table-cell office:value-type="string">
            <text:p>Др.-1/4</text:p>
          </table:table-cell>
          <table:table-cell/>
          <table:table-cell office:value-type="string">
            <text:p>Итог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Реал (Мадрид)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table:formula="of:=[.B3]*8+[.C3]*6+[.D3]*4+[.E3]*2+[.F3]*4+[.G3]*3+[.H3]*2+[.I3]" office:value-type="float" office:value="206">
            <text:p>206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Барселона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1" table:formula="of:=[.B4]*8+[.C4]*6+[.D4]*4+[.E4]*2+[.F4]*4+[.G4]*3+[.H4]*2+[.I4]" office:value-type="float" office:value="158">
            <text:p>158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Бавария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1" table:formula="of:=[.B5]*8+[.C5]*6+[.D5]*4+[.E5]*2+[.F5]*4+[.G5]*3+[.H5]*2+[.I5]" office:value-type="float" office:value="149">
            <text:p>149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Ювентус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table:formula="of:=[.B6]*8+[.C6]*6+[.D6]*4+[.E6]*2+[.F6]*4+[.G6]*3+[.H6]*2+[.I6]" office:value-type="float" office:value="122">
            <text:p>122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Манчестер Юнайтед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1"/>
          <table:table-cell table:style-name="ce1" table:formula="of:=[.B7]*8+[.C7]*6+[.D7]*4+[.E7]*2+[.F7]*4+[.G7]*3+[.H7]*2+[.I7]" office:value-type="float" office:value="92">
            <text:p>92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Ливерпуль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B8]*8+[.C8]*6+[.D8]*4+[.E8]*2+[.F8]*4+[.G8]*3+[.H8]*2+[.I8]" office:value-type="float" office:value="108">
            <text:p>108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Милан (Милан)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/>
          <table:table-cell table:style-name="ce1" table:formula="of:=[.B9]*8+[.C9]*6+[.D9]*4+[.E9]*2+[.F9]*4+[.G9]*3+[.H9]*2+[.I9]" office:value-type="float" office:value="113">
            <text:p>113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Атлетико (Мадрид)</text:p>
          </table:table-cell>
          <table:table-cell table:style-name="ce1"/>
          <table:table-cell table:number-columns-repeated="3"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B10]*8+[.C10]*6+[.D10]*4+[.E10]*2+[.F10]*4+[.G10]*3+[.H10]*2+[.I10]" office:value-type="float" office:value="70">
            <text:p>70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Челси (Лондон)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B11]*8+[.C11]*6+[.D11]*4+[.E11]*2+[.F11]*4+[.G11]*3+[.H11]*2+[.I11]" office:value-type="float" office:value="61">
            <text:p>61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Интер (Милан)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 table:formula="of:=[.B12]*8+[.C12]*6+[.D12]*4+[.E12]*2+[.F12]*4+[.G12]*3+[.H12]*2+[.I12]" office:value-type="float" office:value="87">
            <text:p>87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Аякс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1" table:formula="of:=[.B13]*8+[.C13]*6+[.D13]*4+[.E13]*2+[.F13]*4+[.G13]*3+[.H13]*2+[.I13]" office:value-type="float" office:value="83">
            <text:p>83</text:p>
          </table:table-cell>
          <table:table-cell table:style-name="ce1"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/>
          <table:table-cell table:formula="of:=[.B14]*8+[.C14]*6+[.D14]*4+[.E14]*2+[.F14]*4+[.G14]*3+[.H14]*2+[.I14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Валенсия</text:p>
          </table:table-cell>
          <table:table-cell table:style-name="Default"/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/>
          <table:table-cell table:formula="of:=[.B15]*8+[.C15]*6+[.D15]*4+[.E15]*2+[.F15]*4+[.G15]*3+[.H15]*2+[.I15]" office:value-type="float" office:value="11">
            <text:p>11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Бенфика (Лиссабон)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1" table:formula="of:=[.B16]*8+[.C16]*6+[.D16]*4+[.E16]*2+[.F16]*4+[.G16]*3+[.H16]*2+[.I16]" office:value-type="float" office:value="92">
            <text:p>92</text:p>
          </table:table-cell>
          <table:table-cell table:style-name="ce1"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/>
          <table:table-cell table:formula="of:=[.B17]*8+[.C17]*6+[.D17]*4+[.E17]*2+[.F17]*4+[.G17]*3+[.H17]*2+[.I17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/>
          <table:table-cell table:formula="of:=[.B18]*8+[.C18]*6+[.D18]*4+[.E18]*2+[.F18]*4+[.G18]*3+[.H18]*2+[.I18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Тоттенхэм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/>
          <table:table-cell table:formula="of:=[.B19]*8+[.C19]*6+[.D19]*4+[.E19]*2+[.F19]*4+[.G19]*3+[.H19]*2+[.I19]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Боруссия (Дортмунд)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B20]*8+[.C20]*6+[.D20]*4+[.E20]*2+[.F20]*4+[.G20]*3+[.H20]*2+[.I20]" office:value-type="float" office:value="44">
            <text:p>44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Селтик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/>
          <table:table-cell table:style-name="ce1" table:formula="of:=[.B21]*8+[.C21]*6+[.D21]*4+[.E21]*2+[.F21]*4+[.G21]*3+[.H21]*2+[.I21]" office:value-type="float" office:value="37">
            <text:p>37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Севилья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B22]*8+[.C22]*6+[.D22]*4+[.E22]*2+[.F22]*4+[.G22]*3+[.H22]*2+[.I22]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Боруссия Мёнхенгладбах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B23]*8+[.C23]*6+[.D23]*4+[.E23]*2+[.F23]*4+[.G23]*3+[.H23]*2+[.I23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Динамо Киев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table:formula="of:=[.B24]*8+[.C24]*6+[.D24]*4+[.E24]*2+[.F24]*4+[.G24]*3+[.H24]*2+[.I24]" office:value-type="float" office:value="36">
            <text:p>36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Лион</text:p>
          </table:table-cell>
          <table:table-cell table:style-name="Default"/>
          <table:table-cell table:number-columns-repeated="5"/>
          <table:table-cell office:value-type="float" office:value="1">
            <text:p>1</text:p>
          </table:table-cell>
          <table:table-cell/>
          <table:table-cell/>
          <table:table-cell table:formula="of:=[.B25]*8+[.C25]*6+[.D25]*4+[.E25]*2+[.F25]*4+[.G25]*3+[.H25]*2+[.I25]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Гамбург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[.B26]*8+[.C26]*6+[.D26]*4+[.E26]*2+[.F26]*4+[.G26]*3+[.H26]*2+[.I26]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Црвена Звезда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B27]*8+[.C27]*6+[.D27]*4+[.E27]*2+[.F27]*4+[.G27]*3+[.H27]*2+[.I27]" office:value-type="float" office:value="9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Андерлехт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1" table:formula="of:=[.B28]*8+[.C28]*6+[.D28]*4+[.E28]*2+[.F28]*4+[.G28]*3+[.H28]*2+[.I28]" office:value-type="float" office:value="49">
            <text:p>49</text:p>
          </table:table-cell>
          <table:table-cell table:style-name="ce1"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/>
          <table:table-cell table:formula="of:=[.B29]*8+[.C29]*6+[.D29]*4+[.E29]*2+[.F29]*4+[.G29]*3+[.H29]*2+[.I29]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Айнтрахт Франкфурт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number-columns-repeated="2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table:formula="of:=[.B30]*8+[.C30]*6+[.D30]*4+[.E30]*2+[.F30]*4+[.G30]*3+[.H30]*2+[.I30]" office:value-type="float" office:value="21">
            <text:p>21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Фиорентина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/>
          <table:table-cell table:formula="of:=[.B31]*8+[.C31]*6+[.D31]*4+[.E31]*2+[.F31]*4+[.G31]*3+[.H31]*2+[.I31]" office:value-type="float" office:value="13">
            <text:p>13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Лидс Юнайтед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B32]*8+[.C32]*6+[.D32]*4+[.E32]*2+[.F32]*4+[.G32]*3+[.H32]*2+[.I32]" office:value-type="float" office:value="33">
            <text:p>33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Рома (Рим)</text:p>
          </table:table-cell>
          <table:table-cell table:style-name="Default"/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B33]*8+[.C33]*6+[.D33]*4+[.E33]*2+[.F33]*4+[.G33]*3+[.H33]*2+[.I33]" office:value-type="float" office:value="8">
            <text:p>8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/>
          <table:table-cell table:formula="of:=[.B34]*8+[.C34]*6+[.D34]*4+[.E34]*2+[.F34]*4+[.G34]*3+[.H34]*2+[.I34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Наполи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B35]*8+[.C35]*6+[.D35]*4+[.E35]*2+[.F35]*4+[.G35]*3+[.H35]*2+[.I35]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/>
          <table:table-cell table:formula="of:=[.B36]*8+[.C36]*6+[.D36]*4+[.E36]*2+[.F36]*4+[.G36]*3+[.H36]*2+[.I36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ПСВ Эйндховен</text:p>
          </table:table-cell>
          <table:table-cell table:style-name="Default"/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B37]*8+[.C37]*6+[.D37]*4+[.E37]*2+[.F37]*4+[.G37]*3+[.H37]*2+[.I37]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Кёльн</text:p>
          </table:table-cell>
          <table:table-cell table:number-columns-repeated="3" table:style-name="ce2"/>
          <table:table-cell office:value-type="float" office:value="1">
            <text:p>1</text:p>
          </table:table-cell>
          <table:table-cell/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/>
          <table:table-cell table:formula="of:=[.B38]*8+[.C38]*6+[.D38]*4+[.E38]*2+[.F38]*4+[.G38]*3+[.H38]*2+[.I38]" office:value-type="float" office:value="4">
            <text:p>4</text:p>
          </table:table-cell>
          <table:table-cell table:style-name="ce2" table:number-columns-repeated="1013"/>
        </table:table-row>
        <table:table-row table:style-name="ro1">
          <table:table-cell table:style-name="ce3" office:value-type="string">
            <text:p>До 1967 включ.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/>
          <table:table-cell/>
          <table:table-cell table:style-name="ce3"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/>
          <table:table-cell table:formula="of:=[.B40]*8+[.C40]*6+[.D40]*4+[.E40]*2+[.F40]*4+[.G40]*3+[.H40]*2+[.I40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/>
          <table:table-cell table:formula="of:=[.B41]*8+[.C41]*6+[.D41]*4+[.E41]*2+[.F41]*4+[.G41]*3+[.H41]*2+[.I41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/>
          <table:table-cell table:formula="of:=[.B42]*8+[.C42]*6+[.D42]*4+[.E42]*2+[.F42]*4+[.G42]*3+[.H42]*2+[.I42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Шальке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B43]*8+[.C43]*6+[.D43]*4+[.E43]*2+[.F43]*4+[.G43]*3+[.H43]*2+[.I43]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Стандард Льеж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B44]*8+[.C44]*6+[.D44]*4+[.E44]*2+[.F44]*4+[.G44]*3+[.H44]*2+[.I44]" office:value-type="float" office:value="18">
            <text:p>18</text:p>
          </table:table-cell>
          <table:table-cell table:style-name="ce4" table:number-columns-repeated="1013"/>
        </table:table-row>
        <table:table-row table:style-name="ro1">
          <table:table-cell office:value-type="string">
            <text:p>Спортинг Лиссабон</text:p>
          </table:table-cell>
          <table:table-cell table:style-name="Default"/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/>
          <table:table-cell table:formula="of:=[.B45]*8+[.C45]*6+[.D45]*4+[.E45]*2+[.F45]*4+[.G45]*3+[.H45]*2+[.I45]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Глазго Рейнджерс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/>
          <table:table-cell table:style-name="ce1" table:formula="of:=[.B46]*8+[.C46]*6+[.D46]*4+[.E46]*2+[.F46]*4+[.G46]*3+[.H46]*2+[.I46]" office:value-type="float" office:value="32">
            <text:p>32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Легия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B47]*8+[.C47]*6+[.D47]*4+[.E47]*2+[.F47]*4+[.G47]*3+[.H47]*2+[.I47]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/>
          <table:table-cell table:formula="of:=[.B48]*8+[.C48]*6+[.D48]*4+[.E48]*2+[.F48]*4+[.G48]*3+[.H48]*2+[.I48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/>
          <table:table-cell table:formula="of:=[.B49]*8+[.C49]*6+[.D49]*4+[.E49]*2+[.F49]*4+[.G49]*3+[.H49]*2+[.I49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/>
          <table:table-cell table:formula="of:=[.B50]*8+[.C50]*6+[.D50]*4+[.E50]*2+[.F50]*4+[.G50]*3+[.H50]*2+[.I50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/>
          <table:table-cell table:formula="of:=[.B51]*8+[.C51]*6+[.D51]*4+[.E51]*2+[.F51]*4+[.G51]*3+[.H51]*2+[.I51]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Сарагоса</text:p>
          </table:table-cell>
          <table:table-cell table:number-columns-repeated="4" table:style-name="ce5"/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/>
          <table:table-cell table:style-name="ce5" table:formula="of:=[.B52]*8+[.C52]*6+[.D52]*4+[.E52]*2+[.F52]*4+[.G52]*3+[.H52]*2+[.I52]" office:value-type="float" office:value="17">
            <text:p>17</text:p>
          </table:table-cell>
          <table:table-cell table:style-name="ce5" table:number-columns-repeated="1013"/>
        </table:table-row>
        <table:table-row table:style-name="ro1">
          <table:table-cell office:value-type="string">
            <text:p>Вердер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B53]*8+[.C53]*6+[.D53]*4+[.E53]*2+[.F53]*4+[.G53]*3+[.H53]*2+[.I53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Эспаньол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B54]*8+[.C54]*6+[.D54]*4+[.E54]*2+[.F54]*4+[.G54]*3+[.H54]*2+[.I54]" office:value-type="float" office:value="8">
            <text:p>8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Атлетик Бильбао</text:p>
          </table:table-cell>
          <table:table-cell table:number-columns-repeated="3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/>
          <table:table-cell table:style-name="ce1" table:formula="of:=[.B55]*8+[.C55]*6+[.D55]*4+[.E55]*2+[.F55]*4+[.G55]*3+[.H55]*2+[.I55]" office:value-type="float" office:value="12">
            <text:p>12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Фейеноорд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table:number-columns-repeated="5"/>
          <table:table-cell/>
          <table:table-cell table:formula="of:=[.B56]*8+[.C56]*6+[.D56]*4+[.E56]*2+[.F56]*4+[.G56]*3+[.H56]*2+[.I56]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Галатасарай</text:p>
          </table:table-cell>
          <table:table-cell table:style-name="Default"/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B57]*8+[.C57]*6+[.D57]*4+[.E57]*2+[.F57]*4+[.G57]*3+[.H57]*2+[.I57]" office:value-type="float" office:value="2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/>
          <table:table-cell table:formula="of:=[.B58]*8+[.C58]*6+[.D58]*4+[.E58]*2+[.F58]*4+[.G58]*3+[.H58]*2+[.I58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/>
          <table:table-cell table:formula="of:=[.B59]*8+[.C59]*6+[.D59]*4+[.E59]*2+[.F59]*4+[.G59]*3+[.H59]*2+[.I59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/>
          <table:table-cell table:formula="of:=[.B60]*8+[.C60]*6+[.D60]*4+[.E60]*2+[.F60]*4+[.G60]*3+[.H60]*2+[.I60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/>
          <table:table-cell table:formula="of:=[.B61]*8+[.C61]*6+[.D61]*4+[.E61]*2+[.F61]*4+[.G61]*3+[.H61]*2+[.I61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/>
          <table:table-cell table:formula="of:=[.B62]*8+[.C62]*6+[.D62]*4+[.E62]*2+[.F62]*4+[.G62]*3+[.H62]*2+[.I62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КБ Копенгаген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B63]*8+[.C63]*6+[.D63]*4+[.E63]*2+[.F63]*4+[.G63]*3+[.H63]*2+[.I63]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Хиберниан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formula="of:=[.B64]*8+[.C64]*6+[.D64]*4+[.E64]*2+[.F64]*4+[.G64]*3+[.H64]*2+[.I64]" office:value-type="float" office:value="7">
            <text:p>7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Рапид Вена</text:p>
          </table:table-cell>
          <table:table-cell table:number-columns-repeated="2"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B65]*8+[.C65]*6+[.D65]*4+[.E65]*2+[.F65]*4+[.G65]*3+[.H65]*2+[.I65]" office:value-type="float" office:value="18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Дукла Прага</text:p>
          </table:table-cell>
          <table:table-cell table:number-columns-repeated="2"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/>
          <table:table-cell table:number-columns-repeated="2" table:style-name="ce1" office:value-type="float" office:value="1">
            <text:p>1</text:p>
          </table:table-cell>
          <table:table-cell table:style-name="ce1"/>
          <table:table-cell table:style-name="ce1" table:formula="of:=[.B66]*8+[.C66]*6+[.D66]*4+[.E66]*2+[.F66]*4+[.G66]*3+[.H66]*2+[.I66]" office:value-type="float" office:value="13">
            <text:p>13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Партизан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number-columns-repeated="3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B67]*8+[.C67]*6+[.D67]*4+[.E67]*2+[.F67]*4+[.G67]*3+[.H67]*2+[.I67]" office:value-type="float" office:value="11">
            <text:p>11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МТК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/>
          <table:table-cell table:formula="of:=[.B68]*8+[.C68]*6+[.D68]*4+[.E68]*2+[.F68]*4+[.G68]*3+[.H68]*2+[.I68]"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string">
            <text:p>юргорден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B69]*8+[.C69]*6+[.D69]*4+[.E69]*2+[.F69]*4+[.G69]*3+[.H69]*2+[.I69]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Реймс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/>
          <table:table-cell table:formula="of:=[.B70]*8+[.C70]*6+[.D70]*4+[.E70]*2+[.F70]*4+[.G70]*3+[.H70]*2+[.I70]" office:value-type="float" office:value="14">
            <text:p>14</text:p>
          </table:table-cell>
          <table:table-cell table:number-columns-repeated="1013"/>
        </table:table-row>
        <table:table-row table:style-name="ro1">
          <table:table-cell office:value-type="string">
            <text:p>спарта роттердам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B71]*8+[.C71]*6+[.D71]*4+[.E71]*2+[.F71]*4+[.G71]*3+[.H71]*2+[.I71]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вулверхэмптон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formula="of:=[.B72]*8+[.C72]*6+[.D72]*4+[.E72]*2+[.F72]*4+[.G72]*3+[.H72]*2+[.I72]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ницца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4"/>
          <table:table-cell/>
          <table:table-cell table:formula="of:=[.B73]*8+[.C73]*6+[.D73]*4+[.E73]*2+[.F73]*4+[.G73]*3+[.H73]*2+[.I73]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грассхоппер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B74]*8+[.C74]*6+[.D74]*4+[.E74]*2+[.F74]*4+[.G74]*3+[.H74]*2+[.I74]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ЦСКА София</text:p>
          </table:table-cell>
          <table:table-cell table:number-columns-repeated="2" table:style-name="ce1"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table:formula="of:=[.B75]*8+[.C75]*6+[.D75]*4+[.E75]*2+[.F75]*4+[.G75]*3+[.H75]*2+[.I75]" office:value-type="float" office:value="18">
            <text:p>18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Люцерн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B76]*8+[.C76]*6+[.D76]*4+[.E76]*2+[.F76]*4+[.G76]*3+[.H76]*2+[.I76]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аустрия вен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B77]*8+[.C77]*6+[.D77]*4+[.E77]*2+[.F77]*4+[.G77]*3+[.H77]*2+[.I77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Динамо (Загреб)</text:p>
          </table:table-cell>
          <table:table-cell table:number-columns-repeated="4" table:style-name="ce1"/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B78]*8+[.C78]*6+[.D78]*4+[.E78]*2+[.F78]*4+[.G78]*3+[.H78]*2+[.I78]" office:value-type="float" office:value="11">
            <text:p>11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руда гвезд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B79]*8+[.C79]*6+[.D79]*4+[.E79]*2+[.F79]*4+[.G79]*3+[.H79]*2+[.I79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Вашаш ЭТО/Раба ЭТО/ЭТО</text:p>
          </table:table-cell>
          <table:table-cell table:number-columns-repeated="2" table:style-name="ce1"/>
          <table:table-cell table:style-name="ce1" office:value-type="float" office:value="1">
            <text:p>1</text:p>
          </table:table-cell>
          <table:table-cell table:number-columns-repeated="4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B80]*8+[.C80]*6+[.D80]*4+[.E80]*2+[.F80]*4+[.G80]*3+[.H80]*2+[.I80]" office:value-type="float" office:value="5">
            <text:p>5</text:p>
          </table:table-cell>
          <table:table-cell table:style-name="ce1" table:number-columns-repeated="1013"/>
        </table:table-row>
        <table:table-row table:style-name="ro1">
          <table:table-cell table:style-name="ce3" office:value-type="string">
            <text:p>До 1967 включ.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/>
          <table:table-cell/>
          <table:table-cell table:style-name="ce3" table:number-columns-repeated="1013"/>
        </table:table-row>
        <table:table-row table:style-name="ro1">
          <table:table-cell office:value-type="string">
            <text:p>бирмингем сити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[.B82]*8+[.C82]*6+[.D82]*4+[.E82]*2+[.F82]*4+[.G82]*3+[.H82]*2+[.I82]" office:value-type="float" office:value="8">
            <text:p>8</text:p>
          </table:table-cell>
          <table:table-cell table:number-columns-repeated="1013"/>
        </table:table-row>
        <table:table-row table:style-name="ro1">
          <table:table-cell office:value-type="string">
            <text:p>Лозанна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table:formula="of:=[.B83]*8+[.C83]*6+[.D83]*4+[.E83]*2+[.F83]*4+[.G83]*3+[.H83]*2+[.I83]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унион сент-жилуаз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/>
          <table:table-cell table:formula="of:=[.B84]*8+[.C84]*6+[.D84]*4+[.E84]*2+[.F84]*4+[.G84]*3+[.H84]*2+[.I84]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янг бойз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/>
          <table:table-cell table:formula="of:=[.B85]*8+[.C85]*6+[.D85]*4+[.E85]*2+[.F85]*4+[.G85]*3+[.H85]*2+[.I85]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висмут ауе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B86]*8+[.C86]*6+[.D86]*4+[.E86]*2+[.F86]*4+[.G86]*3+[.H86]*2+[.I86]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винер шпортклуб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4"/>
          <table:table-cell/>
          <table:table-cell table:formula="of:=[.B87]*8+[.C87]*6+[.D87]*4+[.E87]*2+[.F87]*4+[.G87]*3+[.H87]*2+[.I87]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ИФК Мальмё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B88]*8+[.C88]*6+[.D88]*4+[.E88]*2+[.F88]*4+[.G88]*3+[.H88]*2+[.I88]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Орхус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B89]*8+[.C89]*6+[.D89]*4+[.E89]*2+[.F89]*4+[.G89]*3+[.H89]*2+[.I89]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Бернли</text:p>
          </table:table-cell>
          <table:table-cell table:number-columns-repeated="3" table:style-name="ce1"/>
          <table:table-cell table:style-name="ce1" office:value-type="float" office:value="1">
            <text:p>1</text:p>
          </table:table-cell>
          <table:table-cell table:number-columns-repeated="3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B90]*8+[.C90]*6+[.D90]*4+[.E90]*2+[.F90]*4+[.G90]*3+[.H90]*2+[.I90]" office:value-type="float" office:value="3">
            <text:p>3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Спартак Градец-Кралове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B91]*8+[.C91]*6+[.D91]*4+[.E91]*2+[.F91]*4+[.G91]*3+[.H91]*2+[.I91]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Нюрнберг</text:p>
          </table:table-cell>
          <table:table-cell table:style-name="Default"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formula="of:=[.B92]*8+[.C92]*6+[.D92]*4+[.E92]*2+[.F92]*4+[.G92]*3+[.H92]*2+[.I92]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Карл Цейсс</text:p>
          </table:table-cell>
          <table:table-cell table:style-name="Default"/>
          <table:table-cell table:number-columns-repeated="5"/>
          <table:table-cell office:value-type="float" office:value="1">
            <text:p>1</text:p>
          </table:table-cell>
          <table:table-cell/>
          <table:table-cell/>
          <table:table-cell table:formula="of:=[.B93]*8+[.C93]*6+[.D93]*4+[.E93]*2+[.F93]*4+[.G93]*3+[.H93]*2+[.I93]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Уйпешт Дожа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1" table:formula="of:=[.B94]*8+[.C94]*6+[.D94]*4+[.E94]*2+[.F94]*4+[.G94]*3+[.H94]*2+[.I94]" office:value-type="float" office:value="16">
            <text:p>16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Жилина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B95]*8+[.C95]*6+[.D95]*4+[.E95]*2+[.F95]*4+[.G95]*3+[.H95]*2+[.I95]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Лейсоеш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B96]*8+[.C96]*6+[.D96]*4+[.E96]*2+[.F96]*4+[.G96]*3+[.H96]*2+[.I96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Данфермлайн</text:p>
          </table:table-cell>
          <table:table-cell table:number-columns-repeated="6"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B97]*8+[.C97]*6+[.D97]*4+[.E97]*2+[.F97]*4+[.G97]*3+[.H97]*2+[.I97]" office:value-type="float" office:value="4">
            <text:p>4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Шеффилд Уэнсдей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B98]*8+[.C98]*6+[.D98]*4+[.E98]*2+[.F98]*4+[.G98]*3+[.H98]*2+[.I98]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Данди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table:number-columns-repeated="5"/>
          <table:table-cell/>
          <table:table-cell table:formula="of:=[.B99]*8+[.C99]*6+[.D99]*4+[.E99]*2+[.F99]*4+[.G99]*3+[.H99]*2+[.I99]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ОФК</text:p>
          </table:table-cell>
          <table:table-cell table:style-name="Default"/>
          <table:table-cell table:number-columns-repeated="5"/>
          <table:table-cell office:value-type="float" office:value="1">
            <text:p>1</text:p>
          </table:table-cell>
          <table:table-cell/>
          <table:table-cell/>
          <table:table-cell table:formula="of:=[.B100]*8+[.C100]*6+[.D100]*4+[.E100]*2+[.F100]*4+[.G100]*3+[.H100]*2+[.I100]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Б-1909 Оденсе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B101]*8+[.C101]*6+[.D101]*4+[.E101]*2+[.F101]*4+[.G101]*3+[.H101]*2+[.I10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Слован</text:p>
          </table:table-cell>
          <table:table-cell table:style-name="Default"/>
          <table:table-cell table:number-columns-repeated="6"/>
          <table:table-cell office:value-type="float" office:value="2">
            <text:p>2</text:p>
          </table:table-cell>
          <table:table-cell/>
          <table:table-cell table:formula="of:=[.B102]*8+[.C102]*6+[.D102]*4+[.E102]*2+[.F102]*4+[.G102]*3+[.H102]*2+[.I102]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Ботев Пловдив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B103]*8+[.C103]*6+[.D103]*4+[.E103]*2+[.F103]*4+[.G103]*3+[.H103]*2+[.I103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6" office:value-type="string">
            <text:p>Ференцварош</text:p>
          </table:table-cell>
          <table:table-cell table:number-columns-repeated="3" table:style-name="ce6"/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/>
          <table:table-cell table:style-name="ce6"/>
          <table:table-cell table:style-name="ce6" table:formula="of:=[.B104]*8+[.C104]*6+[.D104]*4+[.E104]*2+[.F104]*4+[.G104]*3+[.H104]*2+[.I104]" office:value-type="float" office:value="16">
            <text:p>16</text:p>
          </table:table-cell>
          <table:table-cell table:style-name="ce6" table:number-columns-repeated="1013"/>
        </table:table-row>
        <table:table-row table:style-name="ro1">
          <table:table-cell office:value-type="string">
            <text:p>Петролул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B105]*8+[.C105]*6+[.D105]*4+[.E105]*2+[.F105]*4+[.G105]*3+[.H105]*2+[.I105]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Цюрих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/>
          <table:table-cell table:formula="of:=[.B106]*8+[.C106]*6+[.D106]*4+[.E106]*2+[.F106]*4+[.G106]*3+[.H106]*2+[.I106]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Фенербахче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B107]*8+[.C107]*6+[.D107]*4+[.E107]*2+[.F107]*4+[.G107]*3+[.H107]*2+[.I107]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Льеж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/>
          <table:table-cell table:formula="of:=[.B108]*8+[.C108]*6+[.D108]*4+[.E108]*2+[.F108]*4+[.G108]*3+[.H108]*2+[.I108]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Спартак Брно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B109]*8+[.C109]*6+[.D109]*4+[.E109]*2+[.F109]*4+[.G109]*3+[.H109]*2+[.I109]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Вашаш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/>
          <table:table-cell table:formula="of:=[.B110]*8+[.C110]*6+[.D110]*4+[.E110]*2+[.F110]*4+[.G110]*3+[.H110]*2+[.I110]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ДВС Амстердам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B111]*8+[.C111]*6+[.D111]*4+[.E111]*2+[.F111]*4+[.G111]*3+[.H111]*2+[.I111]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Вест Хэм</text:p>
          </table:table-cell>
          <table:table-cell table:number-columns-repeated="4" table:style-name="ce1"/>
          <table:table-cell table:number-columns-repeated="4" table:style-name="ce1" office:value-type="float" office:value="1">
            <text:p>1</text:p>
          </table:table-cell>
          <table:table-cell table:style-name="ce1"/>
          <table:table-cell table:style-name="ce1" table:formula="of:=[.B112]*8+[.C112]*6+[.D112]*4+[.E112]*2+[.F112]*4+[.G112]*3+[.H112]*2+[.I112]" office:value-type="float" office:value="10">
            <text:p>10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Мюнхен 1860</text:p>
          </table:table-cell>
          <table:table-cell table:number-columns-repeated="5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B113]*8+[.C113]*6+[.D113]*4+[.E113]*2+[.F113]*4+[.G113]*3+[.H113]*2+[.I113]" office:value-type="float" office:value="4">
            <text:p>4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Торино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/>
          <table:table-cell table:formula="of:=[.B114]*8+[.C114]*6+[.D114]*4+[.E114]*2+[.F114]*4+[.G114]*3+[.H114]*2+[.I114]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Кардифф Сити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B115]*8+[.C115]*6+[.D115]*4+[.E115]*2+[.F115]*4+[.G115]*3+[.H115]*2+[.I115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Страсбур</text:p>
          </table:table-cell>
          <table:table-cell table:number-columns-repeated="3" table:style-name="ce1"/>
          <table:table-cell table:style-name="ce1" office:value-type="float" office:value="1">
            <text:p>1</text:p>
          </table:table-cell>
          <table:table-cell table:number-columns-repeated="3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B116]*8+[.C116]*6+[.D116]*4+[.E116]*2+[.F116]*4+[.G116]*3+[.H116]*2+[.I116]" office:value-type="float" office:value="3">
            <text:p>3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Спарта Прага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[.B117]*8+[.C117]*6+[.D117]*4+[.E117]*2+[.F117]*4+[.G117]*3+[.H117]*2+[.I117]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Магдебург</text:p>
          </table:table-cell>
          <table:table-cell table:number-columns-repeated="4" table:style-name="ce1"/>
          <table:table-cell table:style-name="ce1" office:value-type="float" office:value="1">
            <text:p>1</text:p>
          </table:table-cell>
          <table:table-cell table:number-columns-repeated="2" table:style-name="ce1"/>
          <table:table-cell table:style-name="ce1" office:value-type="float" office:value="4">
            <text:p>4</text:p>
          </table:table-cell>
          <table:table-cell table:style-name="ce1"/>
          <table:table-cell table:style-name="ce1" table:formula="of:=[.B118]*8+[.C118]*6+[.D118]*4+[.E118]*2+[.F118]*4+[.G118]*3+[.H118]*2+[.I118]" office:value-type="float" office:value="8">
            <text:p>8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Гонвед</text:p>
          </table:table-cell>
          <table:table-cell table:number-columns-repeated="7" table:style-name="ce1"/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B119]*8+[.C119]*6+[.D119]*4+[.E119]*2+[.F119]*4+[.G119]*3+[.H119]*2+[.I119]" office:value-type="float" office:value="2">
            <text:p>2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Линфилд</text:p>
          </table:table-cell>
          <table:table-cell table:number-columns-repeated="3" table:style-name="ce1"/>
          <table:table-cell table:style-name="ce1" office:value-type="float" office:value="1">
            <text:p>1</text:p>
          </table:table-cell>
          <table:table-cell table:number-columns-repeated="4" table:style-name="ce1"/>
          <table:table-cell table:style-name="ce1"/>
          <table:table-cell table:style-name="ce1" table:formula="of:=[.B120]*8+[.C120]*6+[.D120]*4+[.E120]*2+[.F120]*4+[.G120]*3+[.H120]*2+[.I120]" office:value-type="float" office:value="2">
            <text:p>2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Войводина</text:p>
          </table:table-cell>
          <table:table-cell table:number-columns-repeated="3" table:style-name="ce1"/>
          <table:table-cell table:style-name="ce1" office:value-type="float" office:value="1">
            <text:p>1</text:p>
          </table:table-cell>
          <table:table-cell table:number-columns-repeated="3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B121]*8+[.C121]*6+[.D121]*4+[.E121]*2+[.F121]*4+[.G121]*3+[.H121]*2+[.I121]" office:value-type="float" office:value="3">
            <text:p>3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Славия София</text:p>
          </table:table-cell>
          <table:table-cell table:number-columns-repeated="6" table:style-name="ce1"/>
          <table:table-cell table:number-columns-repeated="2" table:style-name="ce1" office:value-type="float" office:value="1">
            <text:p>1</text:p>
          </table:table-cell>
          <table:table-cell table:style-name="ce1"/>
          <table:table-cell table:style-name="ce1" table:formula="of:=[.B122]*8+[.C122]*6+[.D122]*4+[.E122]*2+[.F122]*4+[.G122]*3+[.H122]*2+[.I122]" office:value-type="float" office:value="3">
            <text:p>3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Серветт</text:p>
          </table:table-cell>
          <table:table-cell table:number-columns-repeated="7" table:style-name="ce1"/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B123]*8+[.C123]*6+[.D123]*4+[.E123]*2+[.F123]*4+[.G123]*3+[.H123]*2+[.I123]" office:value-type="float" office:value="2">
            <text:p>2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Килмарнок</text:p>
          </table:table-cell>
          <table:table-cell table:number-columns-repeated="6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table:formula="of:=[.B124]*8+[.C124]*6+[.D124]*4+[.E124]*2+[.F124]*4+[.G124]*3+[.H124]*2+[.I124]" office:value-type="float" office:value="2">
            <text:p>2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Локомотив Лейпциг</text:p>
          </table:table-cell>
          <table:table-cell table:number-columns-repeated="5" table:style-name="ce1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B125]*8+[.C125]*6+[.D125]*4+[.E125]*2+[.F125]*4+[.G125]*3+[.H125]*2+[.I125]" office:value-type="float" office:value="7">
            <text:p>7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Болонья</text:p>
          </table:table-cell>
          <table:table-cell table:number-columns-repeated="6" table:style-name="ce1"/>
          <table:table-cell table:number-columns-repeated="2" table:style-name="ce1" office:value-type="float" office:value="2">
            <text:p>2</text:p>
          </table:table-cell>
          <table:table-cell table:style-name="ce1"/>
          <table:table-cell table:style-name="ce1" table:formula="of:=[.B126]*8+[.C126]*6+[.D126]*4+[.E126]*2+[.F126]*4+[.G126]*3+[.H126]*2+[.I126]" office:value-type="float" office:value="6">
            <text:p>6</text:p>
          </table:table-cell>
          <table:table-cell table:style-name="ce1" table:number-columns-repeated="1013"/>
        </table:table-row>
        <table:table-row table:style-name="ro1">
          <table:table-cell/>
          <table:table-cell table:number-columns-repeated="8"/>
          <table:table-cell/>
          <table:table-cell table:style-name="ce1" table:formula="of:=[.B127]*8+[.C127]*6+[.D127]*4+[.E127]*2+[.F127]*4+[.G127]*3+[.H127]*2+[.I127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number-columns-repeated="8"/>
          <table:table-cell/>
          <table:table-cell table:style-name="ce1" table:formula="of:=[.B128]*8+[.C128]*6+[.D128]*4+[.E128]*2+[.F128]*4+[.G128]*3+[.H128]*2+[.I128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number-columns-repeated="8"/>
          <table:table-cell/>
          <table:table-cell table:style-name="ce1" table:formula="of:=[.B129]*8+[.C129]*6+[.D129]*4+[.E129]*2+[.F129]*4+[.G129]*3+[.H129]*2+[.I129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number-columns-repeated="8"/>
          <table:table-cell/>
          <table:table-cell table:style-name="ce1" table:formula="of:=[.B130]*8+[.C130]*6+[.D130]*4+[.E130]*2+[.F130]*4+[.G130]*3+[.H130]*2+[.I130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number-columns-repeated="8"/>
          <table:table-cell/>
          <table:table-cell table:style-name="ce1" table:formula="of:=[.B131]*8+[.C131]*6+[.D131]*4+[.E131]*2+[.F131]*4+[.G131]*3+[.H131]*2+[.I131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number-columns-repeated="8"/>
          <table:table-cell/>
          <table:table-cell table:style-name="ce1" table:formula="of:=[.B132]*8+[.C132]*6+[.D132]*4+[.E132]*2+[.F132]*4+[.G132]*3+[.H132]*2+[.I132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number-columns-repeated="8"/>
          <table:table-cell/>
          <table:table-cell table:formula="of:=[.B133]*8+[.C133]*6+[.D133]*4+[.E133]*2+[.F133]*4+[.G133]*3+[.H133]*2+[.I133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сб. лейпциг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B134]*8+[.C134]*6+[.D134]*4+[.E134]*2+[.F134]*4+[.G134]*3+[.H134]*2+[.I134]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сб. франкфурт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B135]*8+[.C135]*6+[.D135]*4+[.E135]*2+[.F135]*4+[.G135]*3+[.H135]*2+[.I135]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сб. белграда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table:formula="of:=[.B136]*8+[.C136]*6+[.D136]*4+[.E136]*2+[.F136]*4+[.G136]*3+[.H136]*2+[.I136]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сб. загреб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B137]*8+[.C137]*6+[.D137]*4+[.E137]*2+[.F137]*4+[.G137]*3+[.H137]*2+[.I137]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сб. копенгаген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B138]*8+[.C138]*6+[.D138]*4+[.E138]*2+[.F138]*4+[.G138]*3+[.H138]*2+[.I138]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сб. лондона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/>
          <table:table-cell table:formula="of:=[.B139]*8+[.C139]*6+[.D139]*4+[.E139]*2+[.F139]*4+[.G139]*3+[.H139]*2+[.I139]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сб. кёльн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B140]*8+[.C140]*6+[.D140]*4+[.E140]*2+[.F140]*4+[.G140]*3+[.H140]*2+[.I140]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сб. Нови-Сад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B141]*8+[.C141]*6+[.D141]*4+[.E141]*2+[.F141]*4+[.G141]*3+[.H141]*2+[.I141]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table:number-columns-repeated="8"/>
          <table:table-cell/>
          <table:table-cell table:formula="of:=[.B142]*8+[.C142]*6+[.D142]*4+[.E142]*2+[.F142]*4+[.G142]*3+[.H142]*2+[.I142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number-columns-repeated="8"/>
          <table:table-cell/>
          <table:table-cell table:formula="of:=[.B143]*8+[.C143]*6+[.D143]*4+[.E143]*2+[.F143]*4+[.G143]*3+[.H143]*2+[.I143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number-columns-repeated="8"/>
          <table:table-cell/>
          <table:table-cell table:formula="of:=[.B144]*8+[.C144]*6+[.D144]*4+[.E144]*2+[.F144]*4+[.G144]*3+[.H144]*2+[.I144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number-columns-repeated="8"/>
          <table:table-cell/>
          <table:table-cell table:formula="of:=[.B145]*8+[.C145]*6+[.D145]*4+[.E145]*2+[.F145]*4+[.G145]*3+[.H145]*2+[.I145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number-columns-repeated="8"/>
          <table:table-cell/>
          <table:table-cell table:formula="of:=[.B146]*8+[.C146]*6+[.D146]*4+[.E146]*2+[.F146]*4+[.G146]*3+[.H146]*2+[.I146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number-columns-repeated="8"/>
          <table:table-cell/>
          <table:table-cell table:formula="of:=[.B147]*8+[.C147]*6+[.D147]*4+[.E147]*2+[.F147]*4+[.G147]*3+[.H147]*2+[.I147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number-columns-repeated="8"/>
          <table:table-cell/>
          <table:table-cell table:formula="of:=[.B148]*8+[.C148]*6+[.D148]*4+[.E148]*2+[.F148]*4+[.G148]*3+[.H148]*2+[.I148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number-columns-repeated="8"/>
          <table:table-cell/>
          <table:table-cell table:formula="of:=[.B149]*8+[.C149]*6+[.D149]*4+[.E149]*2+[.F149]*4+[.G149]*3+[.H149]*2+[.I149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number-columns-repeated="8"/>
          <table:table-cell/>
          <table:table-cell table:formula="of:=[.B150]*8+[.C150]*6+[.D150]*4+[.E150]*2+[.F150]*4+[.G150]*3+[.H150]*2+[.I150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number-columns-repeated="8"/>
          <table:table-cell/>
          <table:table-cell table:formula="of:=[.B151]*8+[.C151]*6+[.D151]*4+[.E151]*2+[.F151]*4+[.G151]*3+[.H151]*2+[.I151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number-columns-repeated="8"/>
          <table:table-cell/>
          <table:table-cell table:formula="of:=[.B152]*8+[.C152]*6+[.D152]*4+[.E152]*2+[.F152]*4+[.G152]*3+[.H152]*2+[.I152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number-columns-repeated="8"/>
          <table:table-cell/>
          <table:table-cell table:formula="of:=[.B153]*8+[.C153]*6+[.D153]*4+[.E153]*2+[.F153]*4+[.G153]*3+[.H153]*2+[.I153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number-columns-repeated="8"/>
          <table:table-cell/>
          <table:table-cell table:formula="of:=[.B154]*8+[.C154]*6+[.D154]*4+[.E154]*2+[.F154]*4+[.G154]*3+[.H154]*2+[.I154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number-columns-repeated="8"/>
          <table:table-cell/>
          <table:table-cell table:formula="of:=[.B155]*8+[.C155]*6+[.D155]*4+[.E155]*2+[.F155]*4+[.G155]*3+[.H155]*2+[.I155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number-columns-repeated="8"/>
          <table:table-cell/>
          <table:table-cell table:formula="of:=[.B156]*8+[.C156]*6+[.D156]*4+[.E156]*2+[.F156]*4+[.G156]*3+[.H156]*2+[.I156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number-columns-repeated="8"/>
          <table:table-cell/>
          <table:table-cell table:formula="of:=[.B157]*8+[.C157]*6+[.D157]*4+[.E157]*2+[.F157]*4+[.G157]*3+[.H157]*2+[.I157]" office:value-type="float" office:value="0">
            <text:p>0</text:p>
          </table:table-cell>
          <table:table-cell table:number-columns-repeated="1013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A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8.03.2020</text:date>, <text:time>15:2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2H46M32S</meta:editing-duration>
    <meta:editing-cycles>837</meta:editing-cycles>
    <meta:generator>OpenOffice/4.1.1$Win32 OpenOffice.org_project/411m6$Build-9775</meta:generator>
    <dc:date>2020-03-08T15:25:24.88</dc:date>
    <meta:document-statistic meta:table-count="1" meta:cell-count="1525" meta:object-count="0"/>
    <meta:user-defined meta:name="Info 1"/>
    <meta:user-defined meta:name="Info 2"/>
    <meta:user-defined meta:name="Info 3"/>
    <meta:user-defined meta:name="Info 4"/>
  </office:meta>
</office:document-meta>
</file>